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31:00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31:00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olygon3189" draw:style-name="style0" draw:layer="layout" svg:x="1.875cm" svg:y="0.429cm" svg:width="5.250cm" svg:height="5.250cm" svg:viewBox="0.0 0.0 5250.000 5250.000" svg:d="M 6375.000 1122.000 L 5957.999 858.000 L 5646.000 1236.000 L 5169.000 1116.000 L 4986.000 1572.000 L 4497.000 1605.000 L 4464.000 2094.000 L 4007.999 2277.000 L 4128.000 2754.000 L 3750.000 3069.000 L 4011.000 3483.000 L 3750.000 3900.000 L 4128.000 4215.000 L 4007.999 4689.000 L 4464.000 4872.000 L 4497.000 5364.000 L 4986.000 5394.000 L 5169.000 5850.000 L 5646.000 5729.999 L 5957.999 6108.000 L 6375.000 5846.999 L 6792.000 6108.000 L 7104.000 5729.999 L 7580.999 5850.000 L 7764.000 5394.000 L 8253.000 5364.000 L 8286.000 4872.000 L 8742.000 4689.000 L 8622.000 4215.000 L 9000.000 3900.000 L 8736.000 3483.000 L 9000.000 3069.000 L 8622.000 2754.000 L 8742.000 2277.000 L 8286.000 2094.000 L 8253.000 1605.000 L 7764.000 1572.000 L 7580.999 1116.000 L 7104.000 1236.000 L 6792.000 858.000 L 6375.000 1122.000 Z">
          <!-- 41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31:00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31:00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